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Vignette Collection of Episodes in Games:</text:p>
      <text:p text:style-name="P1"/>
      <text:p text:style-name="P1">I have spoken to my friend a lot about video games and then remembered that there was a guy whom talked of gears of war and how the new one was similar to CS or COD. I then, at a later time decided to check the wiki to see what kind of content was in the game and if it was good. I feel like from some angle it is good, but I have minimal exp with the video game, and as such, do not have much of an educated opinion on the game.</text:p>
      <text:p text:style-name="P1"/>
      <text:p text:style-name="P1">On the wiki was a post that had been updated ceaselessly about a chainsaw gun that I felt was related to something I had seen in COD or CS.</text:p>
      <text:p text:style-name="P1"/>
      <text:p text:style-name="P1">It was then that it occurred to me how a trapeze that some guy bought earlier was related and in being related adapted some true humor to an otherwise bland and shitty conversation.</text:p>
      <text:p text:style-name="P1"/>
      <text:p text:style-name="P1">The gourdes of war 2 – Gears of War 7. I read the wiki and I became aware another one came out, how disappointing I was that it was not infinity garden. I relish at the lack of quality in these utterly useless and worthless entries they keep pumping out and am annoyed that it keeps looking this way regardless of how many times I have read it.</text:p>
      <text:p text:style-name="P1"/>
      <text:p text:style-name="P1">How does it all connect together. It is difficult to tell. What is a word in another language was translated inproperly, but that would not look good. </text:p>
      <text:p text:style-name="P1"/>
      <text:p text:style-name="P1">Once you have collected all the pieces of a jig-saw puzzle in the circumstance that a majority of them were lost, then when it is put together you will see the actual story. Including this one.</text:p>
      <text:p text:style-name="P1"/>
      <text:p text:style-name="P1">They are dos pimpuze and billions. Even if they are like 2 or 1 guy.</text:p>
      <text:p text:style-name="P1"/>
      <text:p text:style-name="P1">There was a guy that said if you were to chase 1 piece of strange or/and discrete informations, it would be require a ton of info to understand or you would not know anything but some generic relative familiarity. And in the end, there are maybe 2 or 1 guy capable of doing this in good way.</text:p>
      <text:p text:style-name="P1"/>
      <text:p text:style-name="P1">The dos pimpuze man and the imterpretations. I was told simply read and write a lot and you will get from point A to point B. The nature of the cycle is repetition in some sense, just do whatever that resonates with you and the end result will pan out well. If not you end up in a cool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7T13:28:28.29</meta:creation-date>
    <dc:date>2022-02-17T14:34:10.15</dc:date>
    <meta:editing-duration>PT50M26S</meta:editing-duration>
    <meta:editing-cycles>9</meta:editing-cycles>
    <meta:generator>OpenOffice/4.1.7$Win32 OpenOffice.org_project/417m1$Build-9800</meta:generator>
    <meta:document-statistic meta:table-count="0" meta:image-count="0" meta:object-count="0" meta:page-count="1" meta:paragraph-count="10" meta:word-count="426" meta:character-count="2134"/>
  </office:meta>
</office:document-meta>
</file>